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1EA42F99F2EB09874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.655cm" fo:min-width="9.66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/>
    </style:style>
    <style:style style:name="T1" style:family="text">
      <style:text-properties style:font-name="Liberation Sans1" fo:font-size="18pt" style:font-size-asian="18pt" style:font-size-complex="18pt"/>
    </style:style>
    <style:style style:name="T2" style:family="text">
      <style:text-properties style:font-name="Liberation Sans2" fo:font-size="28pt" style:font-name-asian="Liberation Sans2" style:font-size-asian="28pt" style:font-name-complex="Liberation Sans2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14cm" svg:height="1.27cm" svg:x="4.139cm" svg:y="2.397cm">
          <draw:image xlink:href="Pictures/10000201000002BC000001EA42F99F2EB098742E.png" xlink:type="simple" xlink:show="embed" xlink:actuate="onLoad" loext:mime-type="image/png">
            <text:p/>
          </draw:image>
        </draw:frame>
        <draw:custom-shape draw:style-name="gr2" draw:text-style-name="P2" draw:layer="layout" svg:width="10.16cm" svg:height="1.905cm" svg:x="4.048cm" svg:y="2.01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109cm" svg:height="1.352cm" svg:x="5.972cm" svg:y="2.188cm">
          <draw:text-box>
            <text:p><text:span text:style-name="T1">HEWLETT </text:span><text:span text:style-name="T2">·</text:span><text:span text:style-name="T1"> PACKARD 2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1:11:02.163506057</meta:creation-date>
    <meta:print-date>2020-06-08T11:17:03.878467346</meta:print-date>
    <dc:date>2020-06-08T11:22:32.738483685</dc:date>
    <meta:editing-duration>PT1M20S</meta:editing-duration>
    <meta:editing-cycles>1</meta:editing-cycles>
    <meta:document-statistic meta:object-count="3"/>
    <meta:generator>LibreOffice/6.4.3.2$Linux_X86_64 LibreOffice_project/40$Build-2</meta:generator>
  </office:meta>
</office:document-meta>
</file>